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d61" officeooo:paragraph-rsid="0009bd61"/>
    </style:style>
    <style:style style:name="P2" style:family="paragraph" style:parent-style-name="Standard">
      <style:text-properties officeooo:rsid="0009bd61" officeooo:paragraph-rsid="000cbd43"/>
    </style:style>
    <style:style style:name="P3" style:family="paragraph" style:parent-style-name="Standard">
      <style:text-properties officeooo:rsid="0009bd61" officeooo:paragraph-rsid="00103b9c"/>
    </style:style>
    <style:style style:name="P4" style:family="paragraph" style:parent-style-name="Standard">
      <style:text-properties officeooo:rsid="0009bd61" officeooo:paragraph-rsid="0015406a"/>
    </style:style>
    <style:style style:name="P5" style:family="paragraph" style:parent-style-name="Standard">
      <style:text-properties officeooo:rsid="000ac05f" officeooo:paragraph-rsid="000ac05f"/>
    </style:style>
    <style:style style:name="P6" style:family="paragraph" style:parent-style-name="Standard">
      <style:text-properties officeooo:rsid="000eb95a" officeooo:paragraph-rsid="000eb95a"/>
    </style:style>
    <style:style style:name="P7" style:family="paragraph" style:parent-style-name="Standard">
      <style:text-properties officeooo:rsid="000eb95a" officeooo:paragraph-rsid="000f0c4a"/>
    </style:style>
    <style:style style:name="P8" style:family="paragraph" style:parent-style-name="Standard">
      <style:text-properties officeooo:rsid="00103b9c" officeooo:paragraph-rsid="00103b9c"/>
    </style:style>
    <style:style style:name="P9" style:family="paragraph" style:parent-style-name="Standard">
      <style:text-properties officeooo:rsid="00129a22" officeooo:paragraph-rsid="00149659"/>
    </style:style>
    <style:style style:name="P10" style:family="paragraph" style:parent-style-name="Standard">
      <style:text-properties officeooo:rsid="0015406a" officeooo:paragraph-rsid="0015406a"/>
    </style:style>
    <style:style style:name="P11" style:family="paragraph" style:parent-style-name="Standard">
      <style:text-properties fo:font-size="15pt" officeooo:rsid="00062ce0" officeooo:paragraph-rsid="00190896" style:font-size-asian="15pt" style:font-size-complex="15pt"/>
    </style:style>
    <style:style style:name="P12" style:family="paragraph" style:parent-style-name="Standard">
      <style:text-properties fo:font-size="15pt" officeooo:rsid="000393ac" officeooo:paragraph-rsid="00190896" style:font-size-asian="15pt" style:font-size-complex="15pt"/>
    </style:style>
    <style:style style:name="P13" style:family="paragraph" style:parent-style-name="Standard">
      <style:text-properties fo:font-size="15pt" officeooo:rsid="0005592f" officeooo:paragraph-rsid="00190896" style:font-size-asian="15pt" style:font-size-complex="15pt"/>
    </style:style>
    <style:style style:name="P14" style:family="paragraph" style:parent-style-name="Standard">
      <style:text-properties fo:font-size="15pt" officeooo:paragraph-rsid="00190896" style:font-size-asian="15pt" style:font-size-complex="15pt"/>
    </style:style>
    <style:style style:name="P15" style:family="paragraph" style:parent-style-name="Standard">
      <style:text-properties fo:font-size="15pt" officeooo:rsid="0009bd61" officeooo:paragraph-rsid="0009bd61" style:font-size-asian="15pt" style:font-size-complex="15pt"/>
    </style:style>
    <style:style style:name="P16" style:family="paragraph" style:parent-style-name="Standard">
      <style:text-properties fo:font-size="15pt" officeooo:rsid="0009bd61" officeooo:paragraph-rsid="0015406a" style:font-size-asian="15pt" style:font-size-complex="15pt"/>
    </style:style>
    <style:style style:name="P17" style:family="paragraph" style:parent-style-name="Standard">
      <style:text-properties fo:font-size="15pt" officeooo:rsid="0009bd61" officeooo:paragraph-rsid="00103b9c" style:font-size-asian="15pt" style:font-size-complex="15pt"/>
    </style:style>
    <style:style style:name="P18" style:family="paragraph" style:parent-style-name="Standard">
      <style:text-properties fo:font-size="15pt" officeooo:rsid="000ac05f" officeooo:paragraph-rsid="000ac05f" style:font-size-asian="15pt" style:font-size-complex="15pt"/>
    </style:style>
    <style:style style:name="P19" style:family="paragraph" style:parent-style-name="Standard">
      <style:text-properties fo:font-size="15pt" officeooo:rsid="000eb95a" officeooo:paragraph-rsid="000eb95a" style:font-size-asian="15pt" style:font-size-complex="15pt"/>
    </style:style>
    <style:style style:name="P20" style:family="paragraph" style:parent-style-name="Standard">
      <style:text-properties fo:font-size="15pt" officeooo:rsid="000eb95a" officeooo:paragraph-rsid="000f0c4a" style:font-size-asian="15pt" style:font-size-complex="15pt"/>
    </style:style>
    <style:style style:name="P21" style:family="paragraph" style:parent-style-name="Standard">
      <style:text-properties fo:font-size="15pt" officeooo:rsid="0015406a" officeooo:paragraph-rsid="0015406a" style:font-size-asian="15pt" style:font-size-complex="15pt"/>
    </style:style>
    <style:style style:name="P22" style:family="paragraph" style:parent-style-name="Standard">
      <style:text-properties fo:font-size="15pt" officeooo:rsid="0015406a" officeooo:paragraph-rsid="001615ba" style:font-size-asian="15pt" style:font-size-complex="15pt"/>
    </style:style>
    <style:style style:name="P23" style:family="paragraph" style:parent-style-name="Standard">
      <style:text-properties fo:font-size="15pt" officeooo:rsid="001615ba" officeooo:paragraph-rsid="001615ba" style:font-size-asian="15pt" style:font-size-complex="15pt"/>
    </style:style>
    <style:style style:name="P24" style:family="paragraph" style:parent-style-name="Standard">
      <style:text-properties fo:font-size="15pt" officeooo:rsid="0016baef" officeooo:paragraph-rsid="0016baef" style:font-size-asian="15pt" style:font-size-complex="15pt"/>
    </style:style>
    <style:style style:name="P25" style:family="paragraph" style:parent-style-name="Standard">
      <style:text-properties fo:font-size="15pt" officeooo:rsid="00103b9c" officeooo:paragraph-rsid="00103b9c" style:font-size-asian="15pt" style:font-size-complex="15pt"/>
    </style:style>
    <style:style style:name="P26" style:family="paragraph" style:parent-style-name="Standard">
      <style:text-properties fo:font-size="15pt" officeooo:rsid="0012233f" officeooo:paragraph-rsid="0012233f" style:font-size-asian="15pt" style:font-size-complex="15pt"/>
    </style:style>
    <style:style style:name="P27" style:family="paragraph" style:parent-style-name="Standard">
      <style:text-properties fo:font-size="15pt" officeooo:rsid="00129a22" officeooo:paragraph-rsid="00129a22" style:font-size-asian="15pt" style:font-size-complex="15pt"/>
    </style:style>
    <style:style style:name="P28" style:family="paragraph" style:parent-style-name="Standard">
      <style:text-properties fo:font-size="15pt" officeooo:rsid="00129a22" officeooo:paragraph-rsid="00149659" style:font-size-asian="15pt" style:font-size-complex="15pt"/>
    </style:style>
    <style:style style:name="P29" style:family="paragraph" style:parent-style-name="Standard">
      <style:text-properties fo:font-size="15pt" fo:font-weight="bold" officeooo:rsid="000eb95a" officeooo:paragraph-rsid="000eb95a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22pt" fo:font-weight="bold" officeooo:rsid="0002ebaa" officeooo:paragraph-rsid="00190896" style:font-size-asian="22pt" style:font-weight-asian="bold" style:font-size-complex="22pt" style:font-weight-complex="bold"/>
    </style:style>
    <style:style style:name="P31" style:family="paragraph" style:parent-style-name="Standard">
      <style:text-properties fo:font-size="20pt" style:text-underline-style="solid" style:text-underline-width="auto" style:text-underline-color="font-color" fo:font-weight="bold" officeooo:rsid="00063375" officeooo:paragraph-rsid="00190896" style:font-size-asian="20pt" style:font-weight-asian="bold" style:font-size-complex="20pt" style:font-weight-complex="bold"/>
    </style:style>
    <style:style style:name="P32" style:family="paragraph" style:parent-style-name="Standard">
      <style:text-properties fo:font-size="20pt" style:text-underline-style="solid" style:text-underline-width="auto" style:text-underline-color="font-color" fo:font-weight="bold" officeooo:rsid="0009bd61" officeooo:paragraph-rsid="0009bd61" style:font-size-asian="20pt" style:font-weight-asian="bold" style:font-size-complex="20pt" style:font-weight-complex="bold"/>
    </style:style>
    <style:style style:name="P33" style:family="paragraph" style:parent-style-name="Standard">
      <style:text-properties fo:font-size="20pt" style:text-underline-style="solid" style:text-underline-width="auto" style:text-underline-color="font-color" fo:font-weight="bold" officeooo:rsid="0009bd61" officeooo:paragraph-rsid="000cbd43" style:font-size-asian="20pt" style:font-weight-asian="bold" style:font-size-complex="20pt" style:font-weight-complex="bold"/>
    </style:style>
    <style:style style:name="P34" style:family="paragraph" style:parent-style-name="Standard">
      <style:text-properties fo:font-size="20pt" style:text-underline-style="solid" style:text-underline-width="auto" style:text-underline-color="font-color" fo:font-weight="bold" officeooo:rsid="0009bd61" officeooo:paragraph-rsid="0015406a" style:font-size-asian="20pt" style:font-weight-asian="bold" style:font-size-complex="20pt" style:font-weight-complex="bold"/>
    </style:style>
    <style:style style:name="P35" style:family="paragraph" style:parent-style-name="Standard">
      <style:text-properties fo:font-size="20pt" style:text-underline-style="solid" style:text-underline-width="auto" style:text-underline-color="font-color" fo:font-weight="bold" officeooo:rsid="0009bd61" officeooo:paragraph-rsid="00103b9c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90896" officeooo:paragraph-rsid="00190896" style:font-size-asian="20pt" style:font-weight-asian="bold" style:font-size-complex="20pt" style:font-weight-complex="bold"/>
    </style:style>
    <style:style style:name="P37" style:family="paragraph" style:parent-style-name="Standard">
      <style:text-properties officeooo:paragraph-rsid="00190896"/>
    </style:style>
    <style:style style:name="P38" style:family="paragraph" style:parent-style-name="Standard">
      <style:text-properties fo:font-weight="bold" officeooo:rsid="0015406a" officeooo:paragraph-rsid="0015406a" style:font-weight-asian="bold" style:font-weight-complex="bold"/>
    </style:style>
    <style:style style:name="P39" style:family="paragraph" style:parent-style-name="Standard">
      <style:text-properties fo:font-weight="bold" officeooo:rsid="00103b9c" officeooo:paragraph-rsid="00103b9c" style:font-weight-asian="bold" style:font-weight-complex="bold"/>
    </style:style>
    <style:style style:name="P40" style:family="paragraph">
      <loext:graphic-properties draw:fill="none" draw:fill-color="#ffffff"/>
      <style:paragraph-properties style:writing-mode="lr-tb"/>
    </style:style>
    <style:style style:name="P41" style:family="paragraph">
      <style:paragraph-properties fo:text-align="center"/>
    </style:style>
    <style:style style:name="T1" style:family="text">
      <style:text-properties officeooo:rsid="0009bd61"/>
    </style:style>
    <style:style style:name="T2" style:family="text">
      <style:text-properties officeooo:rsid="000ae7c9"/>
    </style:style>
    <style:style style:name="T3" style:family="text">
      <style:text-properties officeooo:rsid="000cbd43"/>
    </style:style>
    <style:style style:name="T4" style:family="text">
      <style:text-properties officeooo:rsid="000f0c4a"/>
    </style:style>
    <style:style style:name="T5" style:family="text">
      <style:text-properties officeooo:rsid="00103b9c"/>
    </style:style>
    <style:style style:name="T6" style:family="text">
      <style:text-properties officeooo:rsid="0012233f"/>
    </style:style>
    <style:style style:name="T7" style:family="text">
      <style:text-properties officeooo:rsid="0015406a"/>
    </style:style>
    <style:style style:name="T8" style:family="text">
      <style:text-properties officeooo:rsid="001615ba"/>
    </style:style>
    <style:style style:name="T9" style:family="text">
      <style:text-properties officeooo:rsid="0016baef"/>
    </style:style>
    <style:style style:name="T10" style:family="text">
      <style:text-properties officeooo:rsid="0016e358"/>
    </style:style>
    <style:style style:name="T11" style:family="text">
      <style:text-properties officeooo:rsid="00062ce0"/>
    </style:style>
    <style:style style:name="T12" style:family="text">
      <style:text-properties fo:font-size="15pt" style:font-size-asian="15pt" style:font-size-complex="15pt"/>
    </style:style>
    <style:style style:name="gr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Assignment: 2</text:p>
      <text:p text:style-name="Standard"/>
      <text:p text:style-name="P30">Observation:</text:p>
      <text:p text:style-name="P30"/>
      <text:p text:style-name="P31">Program 1:</text:p>
      <text:p text:style-name="P37"/>
      <text:p text:style-name="P37"/>
      <text:p text:style-name="P14">Using file I/O , Open a .txt file (if present already) ,create it if it is not already present. Check whether the file has opened successfully or not. Close it. (Write necessarry observations and flags usage)</text:p>
      <text:p text:style-name="P14"/>
      <text:p text:style-name="P14"/>
      <text:p text:style-name="P12">1. Using open() api i have use O_CREAT, O_WRONLY api</text:p>
      <text:p text:style-name="P12"/>
      <text:p text:style-name="P12">2. Open() is use to open a file</text:p>
      <text:p text:style-name="P12"/>
      <text:p text:style-name="P12">3. <text:s/>O_CREAT is use to create a file and <text:s/>O_WRONLY i had use this api to check wheater the file is exist or not, don’t use O_CREAT api while checking the file use only O_WRONLY api.</text:p>
      <text:p text:style-name="P12"/>
      <text:p text:style-name="P12">4. Use strcat function and include string.h library to contact path and filename.</text:p>
      <text:p text:style-name="P12"><text:s/>strcat(destination,source).</text:p>
      <text:p text:style-name="P12"/>
      <text:p text:style-name="P12"><text:tab/>Eg : </text:p>
      <text:p text:style-name="P12"><text:s text:c="8"/>char filename1[200] ="/home/diot/linux_program/Assignment1/" ;</text:p>
      <text:p text:style-name="P12"><text:s text:c="8"/>char filename[100]</text:p>
      <text:p text:style-name="P12"><draw:line text:anchor-type="paragraph" draw:z-index="0" draw:name="Shape1" draw:style-name="gr3" draw:text-style-name="P41" svg:x1="3.288cm" svg:y1="0.517cm" svg:x2="3.288cm" svg:y2="1.628cm"><text:p/></draw:line><draw:line text:anchor-type="paragraph" draw:z-index="1" draw:name="Shape2" draw:style-name="gr3" draw:text-style-name="P41" svg:x1="5.405cm" svg:y1="0.596cm" svg:x2="5.405cm" svg:y2="1.707cm"><text:p/></draw:line><draw:frame text:anchor-type="paragraph" draw:z-index="2" draw:name="Shape3" draw:style-name="gr2" draw:text-style-name="P40" svg:width="2.197cm" svg:height="0.795cm" svg:x="2.124cm" svg:y="1.972cm"><draw:text-box><text:p>destination</text:p></draw:text-box></draw:frame><draw:frame text:anchor-type="paragraph" draw:z-index="3" draw:name="Shape4" draw:style-name="gr1" draw:text-style-name="P40" svg:width="1.535cm" svg:height="0.609cm" svg:x="5.008cm" svg:y="2.184cm"><draw:text-box><text:p>source</text:p></draw:text-box></draw:frame><text:s text:c="8"/>strcat(filename1,filename);</text:p>
      <text:p text:style-name="P12"/>
      <text:p text:style-name="P12"/>
      <text:p text:style-name="P12"/>
      <text:p text:style-name="P12"/>
      <text:p text:style-name="P13">5. <text:span text:style-name="T11">If we remove the mode i.e mode_t mode so the permission get default to</text:span></text:p>
      <text:p text:style-name="P11">0000 and the we can write or read the fil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32">Program 2:</text:p>
      <text:p text:style-name="P1"/>
      <text:p text:style-name="P1"/>
      <text:p text:style-name="P15">1. In read O_RDONLY you can’t add data into file.</text:p>
      <text:p text:style-name="P15"/>
      <text:p text:style-name="P15">2. ssize_t = nr is used to raed the bytes from the file.</text:p>
      <text:p text:style-name="P15"/>
      <text:p text:style-name="P15">3. Assign buff[nr] = “\0” i.e EOF so that the read should be only till null charater.</text:p>
      <text:p text:style-name="P15"/>
      <text:p text:style-name="P18">4. if nr == -1 then it through the error data has not been read <text:span text:style-name="T2">else it read the data from file.</text:span></text:p>
      <text:p text:style-name="P18"/>
      <text:p text:style-name="P5"/>
      <text:p text:style-name="P5"/>
      <text:p text:style-name="P5"/>
      <text:p text:style-name="P33">Program <text:span text:style-name="T3">3</text:span>:</text:p>
      <text:p text:style-name="P2"/>
      <text:p text:style-name="P2">Open a file in append mode and try to write the contents multiple times in the same file and check if</text:p>
      <text:p text:style-name="P2">the previous data is lost.</text:p>
      <text:p text:style-name="P2"/>
      <text:p text:style-name="P29">Observation</text:p>
      <text:p text:style-name="P6"/>
      <text:p text:style-name="P19">1. In this program we need to use <text:s/>O_WRONLY<text:span text:style-name="T1"> </text:span>and O_APPEND flag and mode 0600</text:p>
      <text:p text:style-name="P19"><text:s text:c="5"/>but <text:s/>without O_WRONLY flag you cannot append the data in the file.</text:p>
      <text:p text:style-name="P19"/>
      <text:p text:style-name="P20">2. <text:s text:c="2"/><text:span text:style-name="T4">Using <text:s/></text:span>O_APPEND flag <text:span text:style-name="T4">the existing data in the file doesn’t overwrite.</text:span></text:p>
      <text:p text:style-name="P20"/>
      <text:p text:style-name="P7"/>
      <text:p text:style-name="P34">Program <text:span text:style-name="T7">4</text:span>:</text:p>
      <text:p text:style-name="P4"/>
      <text:p text:style-name="P16">Try and find the invalid flags combinations for Open() system call.</text:p>
      <text:p text:style-name="P4"/>
      <text:p text:style-name="P38">Observation:</text:p>
      <text:p text:style-name="P10"/>
      <text:p text:style-name="P10">1<text:span text:style-name="T12">. Using O_RDONLY flag you can open the file.</text:span></text:p>
      <text:p text:style-name="P21"/>
      <text:p text:style-name="P21">2. Using O_WRONLY flag you can open the file which is already exists but does not create the file which is not present.</text:p>
      <text:p text:style-name="P21"/>
      <text:p text:style-name="P22">3. <text:span text:style-name="T8">Using O_RDWR you can open the file.</text:span></text:p>
      <text:p text:style-name="P22"/>
      <text:p text:style-name="P23"><text:soft-page-break/>4. Using O_DIRECTORY it show it is not a directory.</text:p>
      <text:p text:style-name="P22"/>
      <text:p text:style-name="P22"><text:span text:style-name="T8">5. <text:s/></text:span><text:span text:style-name="T9">Using O_RDONLY | O_TRUNC flag file open.</text:span></text:p>
      <text:p text:style-name="P22"/>
      <text:p text:style-name="P24">6. Using O_WRONLY | O_TRUNC <text:s/>flag file open.</text:p>
      <text:p text:style-name="P20"/>
      <text:p text:style-name="P24">7. Using O_RDWR | O_TRUNC <text:s/><text:span text:style-name="T10">flag file open.</text:span></text:p>
      <text:p text:style-name="P7"/>
      <text:p text:style-name="P35">Program <text:span text:style-name="T5">5</text:span>:</text:p>
      <text:p text:style-name="P3"/>
      <text:p text:style-name="P17">Write a C program to Open a file in appropriate mode and write the user entered contents into it.</text:p>
      <text:p text:style-name="P3"/>
      <text:p text:style-name="P39">Observation:</text:p>
      <text:p text:style-name="P8"/>
      <text:p text:style-name="P25">1. <text:span text:style-name="T6">To write the data in the file use O_WRONLY flag</text:span></text:p>
      <text:p text:style-name="P25"/>
      <text:p text:style-name="P26">2. Using ssize_t = wr you can write the data in the file bytes by bytes.</text:p>
      <text:p text:style-name="P26"/>
      <text:p text:style-name="P27">3. By using write system call you can write in the file</text:p>
      <text:p text:style-name="P27"><text:tab/></text:p>
      <text:p text:style-name="P28"><text:tab/>ssise_t <text:s/>write(fd,buff,strlen(buff)</text:p>
      <text:p text:style-name="P9"/>
      <text:p text:style-name="P9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0T08:03:09.165735353</meta:creation-date>
    <meta:editing-duration>PT5M35S</meta:editing-duration>
    <meta:editing-cycles>2</meta:editing-cycles>
    <meta:generator>LibreOffice/6.4.7.2$Linux_X86_64 LibreOffice_project/40$Build-2</meta:generator>
    <dc:date>2024-05-20T08:08:38.321412264</dc:date>
    <meta:document-statistic meta:table-count="0" meta:image-count="0" meta:object-count="0" meta:page-count="3" meta:paragraph-count="46" meta:word-count="426" meta:character-count="2338" meta:non-whitespace-character-count="1910"/>
  </office:meta>
</office:document-meta>
</file>